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s 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22T21:21:50.89</meta:creation-date>
    <dc:date>2014-09-22T21:23:16.04</dc:date>
    <meta:editing-duration>PT48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" meta:word-count="2" meta:character-count="5"/>
  </office:meta>
</office:document-meta>
</file>